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Methodologically</text:p>
            <text:p text:style-name="P1"/>
            <text:p text:style-name="P1">Dichotomycally</text:p>
            <text:p text:style-name="P1">Note</text:p>
            <text:p text:style-name="P1">TODO Add image of gallileo in pisa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26T21:27:36.000217259</dc:date>
    <meta:editing-duration>PT47S</meta:editing-duration>
    <meta:editing-cycles>1</meta:editing-cycles>
    <meta:generator>LibreOffice/7.1.5.2$Linux_X86_64 LibreOffice_project/10$Build-2</meta:generator>
    <meta:document-statistic meta:object-count="25"/>
  </office:meta>
</office:document-meta>
</file>